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cbcc" officeooo:paragraph-rsid="001fcbc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cbcc" officeooo:paragraph-rsid="001fcbcc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3</text:p>
      <text:p text:style-name="P2">Ques1: Does ANSI recognize the data type DATE?</text:p>
      <text:p text:style-name="P2">Answer: Yes ,ANSI recognize the data type DATE .DATE datatype is used to store date in databases, and it is part of SQL standards.</text:p>
      <text:p text:style-name="P2"/>
      <text:p text:style-name="P2">Ques2: which subdivision of SQL is used to insert values in tables?</text:p>
      <text:p text:style-name="P2">Answer: DML(Data Manipulation Language) subdivision contains insert command, Which is used to insert data in tables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44:48.353214207</meta:creation-date>
    <dc:date>2023-09-10T15:55:13.464360632</dc:date>
    <meta:editing-duration>PT4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1" meta:paragraph-count="5" meta:word-count="63" meta:character-count="376" meta:non-whitespace-character-count="318"/>
  </office:meta>
</office:document-meta>
</file>